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4.83cm" fo:min-width="4.58cm"/>
    </style:style>
    <style:style style:name="gr2" style:family="graphic" style:parent-style-name="objectwithoutfill">
      <style:graphic-properties draw:stroke="solid" svg:stroke-width="0.706cm" svg:stroke-color="#ffffff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3" style:family="graphic" style:parent-style-name="objectwithoutfill">
      <style:graphic-properties svg:stroke-width="0.706cm" svg:stroke-color="#ffffff" draw:marker-start-width="1.254cm" draw:marker-end-width="1.254cm" svg:stroke-linecap="round" draw:fill="none" draw:textarea-vertical-align="middle" fo:padding-top="0.473cm" fo:padding-bottom="0.473cm" fo:padding-left="0.598cm" fo:padding-right="0.59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0.952cm" svg:y="0.9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0.952cm" svg:y="7.7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08cm" svg:height="5.08cm" svg:x="0.952cm" svg:y="1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5.08cm" svg:x="14.287cm" svg:y="0.9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5.08cm" svg:x2="14.605cm" svg:y2="2.222cm">
          <text:p/>
        </draw:line>
        <draw:line draw:style-name="gr2" draw:text-style-name="P2" draw:layer="layout" svg:x1="4.127cm" svg:y1="5.715cm" svg:x2="4.127cm" svg:y2="7.937cm">
          <text:p/>
        </draw:line>
        <draw:line draw:style-name="gr2" draw:text-style-name="P2" draw:layer="layout" svg:x1="2.222cm" svg:y1="11.747cm" svg:x2="2.222cm" svg:y2="14.605cm">
          <text:p/>
        </draw:line>
        <draw:connector draw:style-name="gr3" draw:text-style-name="P2" draw:layer="layout" draw:type="curve" svg:x1="6.032cm" svg:y1="16.827cm" svg:x2="16.827cm" svg:y2="6.032cm" draw:start-shape="id1" draw:start-glue-point="1" draw:end-shape="id2" draw:end-glue-point="2" svg:d="M6032 16827c7197 0 10795-3598 10795-10795" svg:viewBox="0 0 10796 107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2T19:55:17.849428527</meta:creation-date>
    <dc:date>2024-03-12T20:02:09.809506572</dc:date>
    <meta:editing-duration>PT56S</meta:editing-duration>
    <meta:editing-cycles>1</meta:editing-cycles>
    <meta:document-statistic meta:object-count="8"/>
    <meta:generator>LibreOffice/7.3.7.2$Linux_X86_64 LibreOffice_project/30$Build-2</meta:generator>
  </office:meta>
</office:document-meta>
</file>